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dowingClassLoader.copyTransformers( ShadowingClassLoad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dowingClassLoader.applyTransformers( String name , byte [ ] by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hadowingClassLoader.getResourceAsStrea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ingClassLoader.loadClas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adowingClassLoader.addTransformer( ClassFil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dowingClassLoader.ShadowingClassLoader( ClassLoader enclosing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ingClassLoader.ShadowingClassLoader( ClassLoader enclosingClassLoader , boolean defaultExclu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adowingClassLoader.get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ingClassLoader.doLoadClass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hadowingClassLoader.shouldShadow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dowingClassLoader.isEligibleForShadowing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ingClassLoader.getResourc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